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f4b" officeooo:paragraph-rsid="00029f4b"/>
    </style:style>
    <style:style style:name="P2" style:family="paragraph" style:parent-style-name="Standard">
      <style:text-properties officeooo:rsid="000479dc" officeooo:paragraph-rsid="000479dc"/>
    </style:style>
    <style:style style:name="T1" style:family="text">
      <style:text-properties officeooo:rsid="000479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ónulega teljum við þessa kenningu sanna þar sem öll sönnunagögn sem við höfum aðgang að benda í þessa átt og sýna fram á að það er 1 sól sem jörðin snýst um og það eru MJÖG mörg önnur sólkerfi þar sem einhvað svipað er í gangi, kanski með stærri eða minni plánetum.Aftur á móti er hægt að koma með mikil rök á móti þessu eins og fó<text:span text:style-name="T1">k</text:span>ið á bakvið <text:span text:style-name="T1">The Flat Earth Society. En þau eru með rök á móti öllu því sem sannar það að jörðin er hringlaga og snýst í kringum sólina, þær sannanir sem mérfinnst áhugaverðastar eru þyngdaraflið, þar sem þau halda því fram að skýfan sem við köllum jörðin er einfaldlega að auka hraðan uppávið um 9.8m á sek. Líka um geimfara þar sem það er bara samsæri af ríkinu til að láta fólk halda að það er einhvað meira heldur en það sem við þekkjum, þó að þeir eru ekki einu sem trúa því að það er einhvað meiriháttar samsæri sem ríkið er að stjórna.</text:span></text:p>
      <text:p text:style-name="P1"/>
      <text:p text:style-name="P2">Frjáls vilji fer mikið eftir því hvað þú kallar frjálsan vilja, eru það aðstæður þar sem þú getur gert það sem þú vilt, ef svo er er það ekki til þar sem þú stjórnar ekki því sem þú gerir heldur heilin í þér, já það má koma með rök fyrir því að þú stjórnir honum en við erum á því máli að svo er ekki heldur að heilin stjóni þér.</text:p>
      <text:p text:style-name="P2"/>
      <text:p text:style-name="P2">Við teljum það að heimurinn muni aldrei vera útskýrður að fullu. Þó að mannkynið verði orðið tegund sem hefur sigrast á öllu sólkerfinu og numið allt sem er innan sólkerfisins mun samt vera einhvað sem við skiljum ekki afhverju getist. En við teljum að þó að við skiljum ekki afhverju einhvað gerist, getum við samt nýtt okkur það. Eins og mennirnir sem kveiktu fyrst eld skildu ekki nákvæmlega hvað var í gangi en gátu samt nýtt sér það til að elda mat og ímislegt annað</text:p>
      <text:p text:style-name="P1"/>
      <text:p text:style-name="P1"/>
      <text:p text:style-name="P1"/>
      <text:p text:style-name="P1"/>
      <text:p text:style-name="P1"/>
      <text:p text:style-name="P2">uhe@tskoli.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13:17:41.019357015</meta:creation-date>
    <dc:date>2016-09-06T14:28:43.230665407</dc:date>
    <meta:editing-duration>PT10M31S</meta:editing-duration>
    <meta:editing-cycles>1</meta:editing-cycles>
    <meta:document-statistic meta:table-count="0" meta:image-count="0" meta:object-count="0" meta:page-count="1" meta:paragraph-count="4" meta:word-count="326" meta:character-count="1690" meta:non-whitespace-character-count="1368"/>
    <meta:generator>LibreOffice/5.0.5.2$Linux_X86_64 LibreOffice_project/00m0$Build-2</meta:generator>
  </office:meta>
</office:document-meta>
</file>